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119cm" fo:margin-left="-0.095cm" table:align="left"/>
    </style:style>
    <style:style style:name="Tabela1.A" style:family="table-column">
      <style:table-column-properties style:column-width="1.588cm"/>
    </style:style>
    <style:style style:name="Tabela1.B" style:family="table-column">
      <style:table-column-properties style:column-width="6.906cm"/>
    </style:style>
    <style:style style:name="Tabela1.C" style:family="table-column">
      <style:table-column-properties style:column-width="8.62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paragraph-properties fo:text-align="start" style:justify-single-word="false"/>
      <style:text-properties officeooo:paragraph-rsid="0018f435"/>
    </style:style>
    <style:style style:name="P2" style:family="paragraph" style:parent-style-name="Table_20_Contents">
      <style:text-properties officeooo:rsid="0018f435" officeooo:paragraph-rsid="0018f435"/>
    </style:style>
    <style:style style:name="P3" style:family="paragraph" style:parent-style-name="Table_20_Contents" style:list-style-name="L1">
      <style:paragraph-properties fo:text-align="start" style:justify-single-word="false"/>
      <style:text-properties officeooo:rsid="0018f435" officeooo:paragraph-rsid="0018f435"/>
    </style:style>
    <style:style style:name="P4" style:family="paragraph" style:parent-style-name="Table_20_Contents" style:list-style-name="L1">
      <style:paragraph-properties fo:text-align="start" style:justify-single-word="false"/>
    </style:style>
    <style:style style:name="T1" style:family="text">
      <style:text-properties officeooo:rsid="001aaa5a"/>
    </style:style>
    <style:style style:name="T2" style:family="text">
      <style:text-properties fo:font-style="italic" officeooo:rsid="001aaa5a" style:font-style-asian="italic" style:font-style-complex="italic"/>
    </style:style>
    <style:style style:name="T3" style:family="text">
      <style:text-properties fo:font-style="normal" officeooo:rsid="001aaa5a" style:font-style-asian="normal" style:font-style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list xml:id="list2001068107" text:style-name="L1">
              <text:list-item>
                <text:p text:style-name="P1"/>
              </text:list-item>
            </text:list>
          </table:table-cell>
          <table:table-cell table:style-name="Tabela1.A1" office:value-type="string">
            <text:p text:style-name="P2">Different penalties</text:p>
          </table:table-cell>
          <table:table-cell table:style-name="Tabela1.C1" office:value-type="string">
            <text:p text:style-name="P2">Różne kary</text:p>
          </table:table-cell>
        </table:table-row>
        <table:table-row>
          <table:table-cell table:style-name="Tabela1.A2" office:value-type="string">
            <text:list xml:id="list230942416019593" text:continue-numbering="true" text:style-name="L1">
              <text:list-item>
                <text:p text:style-name="P3"/>
              </text:list-item>
            </text:list>
          </table:table-cell>
          <table:table-cell table:style-name="Tabela1.A2" office:value-type="string">
            <text:p text:style-name="P2">Long-term use/ consequences/effect</text:p>
          </table:table-cell>
          <table:table-cell table:style-name="Tabela1.C2" office:value-type="string">
            <text:p text:style-name="P2">Długoterminowe użycie /<text:span text:style-name="T2">konsekwencje</text:span><text:span text:style-name="T3">/efekt</text:span></text:p>
          </table:table-cell>
        </table:table-row>
        <table:table-row>
          <table:table-cell table:style-name="Tabela1.A2" office:value-type="string">
            <text:list xml:id="list230941720005322" text:continue-numbering="true" text:style-name="L1">
              <text:list-item>
                <text:p text:style-name="P4"/>
              </text:list-item>
            </text:list>
          </table:table-cell>
          <table:table-cell table:style-name="Tabela1.A2" office:value-type="string">
            <text:p text:style-name="Table_20_Contents">accidental with drug-driving</text:p>
          </table:table-cell>
          <table:table-cell table:style-name="Tabela1.C2" office:value-type="string">
            <text:p text:style-name="Table_20_Contents">przypadkowe z kierowaniem pojazdami pod wpływem narkotyków</text:p>
          </table:table-cell>
        </table:table-row>
        <table:table-row>
          <table:table-cell table:style-name="Tabela1.A2" office:value-type="string">
            <text:list xml:id="list230941743377504" text:continue-numbering="true" text:style-name="L1">
              <text:list-item>
                <text:p text:style-name="P4"/>
              </text:list-item>
            </text:list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list xml:id="list230941853586253" text:continue-numbering="true" text:style-name="L1">
              <text:list-item>
                <text:p text:style-name="P4"/>
              </text:list-item>
            </text:list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list xml:id="list230942238438261" text:continue-numbering="true" text:style-name="L1">
              <text:list-item>
                <text:p text:style-name="P4"/>
              </text:list-item>
            </text:list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list xml:id="list230942911749984" text:continue-numbering="true" text:style-name="L1">
              <text:list-item>
                <text:p text:style-name="P4"/>
              </text:list-item>
            </text:list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list xml:id="list230941845287733" text:continue-numbering="true" text:style-name="L1">
              <text:list-item>
                <text:p text:style-name="P4"/>
              </text:list-item>
            </text:list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list xml:id="list230942240585903" text:continue-numbering="true" text:style-name="L1">
              <text:list-item>
                <text:p text:style-name="P4"/>
              </text:list-item>
            </text:list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list xml:id="list230943070462305" text:continue-numbering="true" text:style-name="L1">
              <text:list-item>
                <text:p text:style-name="P4"/>
              </text:list-item>
            </text:list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list xml:id="list230942032866618" text:continue-numbering="true" text:style-name="L1">
              <text:list-item>
                <text:p text:style-name="P4"/>
              </text:list-item>
            </text:list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list xml:id="list230942557250774" text:continue-numbering="true" text:style-name="L1">
              <text:list-item>
                <text:p text:style-name="P4"/>
              </text:list-item>
            </text:list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list xml:id="list230941644607705" text:continue-numbering="true" text:style-name="L1">
              <text:list-item>
                <text:p text:style-name="P4"/>
              </text:list-item>
            </text:list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list xml:id="list230942828236595" text:continue-numbering="true" text:style-name="L1">
              <text:list-item>
                <text:p text:style-name="P4"/>
              </text:list-item>
            </text:list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list xml:id="list230941754595931" text:continue-numbering="true" text:style-name="L1">
              <text:list-item>
                <text:p text:style-name="P4"/>
              </text:list-item>
            </text:list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list xml:id="list230941769685032" text:continue-numbering="true" text:style-name="L1">
              <text:list-item>
                <text:p text:style-name="P4"/>
              </text:list-item>
            </text:list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list xml:id="list230941632914397" text:continue-numbering="true" text:style-name="L1">
              <text:list-item>
                <text:p text:style-name="P4"/>
              </text:list-item>
            </text:list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list xml:id="list230942586100551" text:continue-numbering="true" text:style-name="L1">
              <text:list-item>
                <text:p text:style-name="P4"/>
              </text:list-item>
            </text:list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list xml:id="list230943089023376" text:continue-numbering="true" text:style-name="L1">
              <text:list-item>
                <text:p text:style-name="P4"/>
              </text:list-item>
            </text:list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list xml:id="list230941668981405" text:continue-numbering="true" text:style-name="L1">
              <text:list-item>
                <text:p text:style-name="P4"/>
              </text:list-item>
            </text:list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list xml:id="list230943045998853" text:continue-numbering="true" text:style-name="L1">
              <text:list-item>
                <text:p text:style-name="P4"/>
              </text:list-item>
            </text:list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list xml:id="list230943467826255" text:continue-numbering="true" text:style-name="L1">
              <text:list-item>
                <text:p text:style-name="P4"/>
              </text:list-item>
            </text:list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list xml:id="list230942312051066" text:continue-numbering="true" text:style-name="L1">
              <text:list-item>
                <text:p text:style-name="P4"/>
              </text:list-item>
            </text:list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list xml:id="list230942587157532" text:continue-numbering="true" text:style-name="L1">
              <text:list-item>
                <text:p text:style-name="P4"/>
              </text:list-item>
            </text:list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list xml:id="list230943707199638" text:continue-numbering="true" text:style-name="L1">
              <text:list-item>
                <text:p text:style-name="P4"/>
              </text:list-item>
            </text:list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list xml:id="list230942095091267" text:continue-numbering="true" text:style-name="L1">
              <text:list-item>
                <text:p text:style-name="P4"/>
              </text:list-item>
            </text:list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list xml:id="list230942066792211" text:continue-numbering="true" text:style-name="L1">
              <text:list-item>
                <text:p text:style-name="P4"/>
              </text:list-item>
            </text:list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list xml:id="list230941935920403" text:continue-numbering="true" text:style-name="L1">
              <text:list-item>
                <text:p text:style-name="P4"/>
              </text:list-item>
            </text:list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list xml:id="list230942333729917" text:continue-numbering="true" text:style-name="L1">
              <text:list-item>
                <text:p text:style-name="P4"/>
              </text:list-item>
            </text:list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list xml:id="list230942801574819" text:continue-numbering="true" text:style-name="L1">
              <text:list-item>
                <text:p text:style-name="P4"/>
              </text:list-item>
            </text:list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21:56:40.951193589</meta:creation-date>
    <dc:date>2019-06-01T22:14:07.335386928</dc:date>
    <meta:editing-duration>PT7M5S</meta:editing-duration>
    <meta:editing-cycles>1</meta:editing-cycles>
    <meta:generator>LibreOffice/6.0.7.3$Linux_X86_64 LibreOffice_project/00m0$Build-3</meta:generator>
    <meta:document-statistic meta:table-count="1" meta:image-count="0" meta:object-count="0" meta:page-count="1" meta:paragraph-count="36" meta:word-count="50" meta:character-count="271" meta:non-whitespace-character-count="257"/>
  </office:meta>
</office:document-meta>
</file>